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1.745cm" fo:wrap-option="wrap" style:writing-mode="lr-tb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2.13cm" fo:min-width="1.88cm" fo:padding-top="0.188cm" fo:padding-bottom="0.188cm" fo:padding-left="0.313cm" fo:padding-right="0.313cm" fo:wrap-option="wrap"/>
    </style:style>
    <style:style style:name="gr4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1.869cm" fo:min-width="1.619cm" fo:padding-top="0.188cm" fo:padding-bottom="0.188cm" fo:padding-left="0.313cm" fo:padding-right="0.313cm" fo:wrap-option="wrap" style:writing-mode="lr-tb"/>
      <style:paragraph-properties style:writing-mode="lr-tb"/>
    </style:style>
    <style:style style:name="gr5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93cm" fo:min-width="25.14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9.203cm"/>
      <style:paragraph-properties style:writing-mode="lr-tb"/>
    </style:style>
    <style:style style:name="gr12" style:family="graphic" style:parent-style-name="objectwithoutfill">
      <style:graphic-properties draw:marker-end="Arrowheads_20_39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41" draw:marker-end-width="0.3cm" draw:fill="none" draw:textarea-vertical-align="middle"/>
    </style:style>
    <style:style style:name="gr15" style:family="graphic" style:parent-style-name="objectwithoutfill">
      <style:graphic-properties draw:marker-end="Arrowheads_20_42" draw:marker-end-width="0.3cm" draw:fill="none" draw:textarea-vertical-align="middle"/>
    </style:style>
    <style:style style:name="gr16" style:family="graphic" style:parent-style-name="objectwithoutfill">
      <style:graphic-properties draw:marker-end="Arrowheads_20_43" draw:marker-end-width="0.3cm" draw:fill="none" draw:textarea-vertical-align="middle"/>
    </style:style>
    <style:style style:name="gr17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T1" style:family="text">
      <style:text-properties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" style:family="text">
      <style:text-properties style:text-position="-8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text-shadow="none" style:letter-kerning="true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0% 100%" style:font-name="Liberation Sans1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11" style:family="text">
      <style:text-properties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2" style:family="text">
      <style:text-properties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175cm" svg:height="3.175cm" svg:x="20.375cm" svg:y="9.255cm">
          <text:p text:style-name="P1">q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175cm" svg:height="3.175cm" svg:x="25.314cm" svg:y="9.267cm">
          <text:p text:style-name="P1">q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175cm" svg:height="3.175cm" svg:x="15.612cm" svg:y="9.255cm">
          <text:p text:style-name="P1">q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175cm" svg:height="3.175cm" svg:x="3.857cm" svg:y="9.255cm">
          <text:p text:style-name="P1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175cm" svg:height="3.175cm" svg:x="10.842cm" svg:y="9.255cm">
          <text:p text:style-name="P1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" draw:text-style-name="P1" xml:id="id6" draw:id="id6" draw:layer="layout" svg:width="3.542cm" svg:height="3.542cm" svg:x="25.13cm" svg:y="16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3.175cm" svg:height="3.175cm" svg:x="25.314cm" svg:y="16.642cm">
            <text:p text:style-name="P1">q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3" draw:layer="layout" svg:x1="14.017cm" svg:y1="10.843cm" svg:x2="15.612cm" svg:y2="10.843cm" draw:start-shape="id1" draw:start-glue-point="10" draw:end-shape="id2" draw:end-glue-point="6" svg:d="M14017 10843h1595" svg:viewBox="0 0 1596 1">
          <text:p text:style-name="P1"/>
          <text:p text:style-name="P1">1</text:p>
        </draw:connector>
        <draw:connector draw:style-name="gr6" draw:text-style-name="P3" draw:layer="layout" svg:x1="18.787cm" svg:y1="10.843cm" svg:x2="20.375cm" svg:y2="10.843cm" draw:start-shape="id2" draw:start-glue-point="10" draw:end-shape="id3" draw:end-glue-point="6" svg:d="M18787 10843h1588" svg:viewBox="0 0 1589 1">
          <text:p text:style-name="P1"/>
          <text:p text:style-name="P1">1</text:p>
        </draw:connector>
        <draw:connector draw:style-name="gr7" draw:text-style-name="P3" draw:layer="layout" svg:x1="23.55cm" svg:y1="10.843cm" svg:x2="25.314cm" svg:y2="10.855cm" draw:start-shape="id3" draw:start-glue-point="10" draw:end-shape="id4" draw:end-glue-point="6" svg:d="M23550 10843h882v12h882" svg:viewBox="0 0 1765 13">
          <text:p text:style-name="P1"/>
          <text:p text:style-name="P1">1</text:p>
        </draw:connector>
        <draw:connector draw:style-name="gr8" draw:text-style-name="P3" draw:layer="layout" svg:x1="7.032cm" svg:y1="10.843cm" svg:x2="10.842cm" svg:y2="10.842cm" draw:start-shape="id5" draw:start-glue-point="10" draw:end-shape="id1" svg:d="M7032 10843h1905v-1h1905" svg:viewBox="0 0 3811 2">
          <text:p text:style-name="P1"/>
          <text:p text:style-name="P1">1</text:p>
        </draw:connector>
        <draw:connector draw:style-name="gr9" draw:text-style-name="P3" draw:layer="layout" svg:x1="0.978cm" svg:y1="10.845cm" svg:x2="3.857cm" svg:y2="10.843cm" draw:end-shape="id5" draw:end-glue-point="6" svg:d="M978 10845h1189v-2h1690" svg:viewBox="0 0 2880 3">
          <text:p text:style-name="P1"/>
          <text:p text:style-name="P1">START</text:p>
        </draw:connector>
        <draw:frame draw:style-name="gr10" draw:text-style-name="P5" draw:layer="layout" svg:width="25.641cm" svg:height="5.384cm" svg:x="1cm" svg:y="1cm">
          <draw:text-box>
            <text:p>States</text:p>
            <text:p><text:span text:style-name="T1">q</text:span><text:span text:style-name="T2">0</text:span><text:span text:style-name="T3"> </text:span>: “open” is entered now (ignore case)</text:p>
            <text:p text:style-name="P4"><text:span text:style-name="T1">q</text:span><text:span text:style-name="T2">1</text:span><text:span text:style-name="T3"> </text:span>: “unlock” was entered before (ignore case)</text:p>
            <text:p text:style-name="P4"><text:span text:style-name="T4">q</text:span><text:span text:style-name="T5">2</text:span><text:span text:style-name="T6"> </text:span><text:span text:style-name="T7">: “c” </text:span>was entered before (ignore case)</text:p>
            <text:p text:style-name="P4"><text:span text:style-name="T4">q</text:span><text:span text:style-name="T5">3</text:span><text:span text:style-name="T6"> </text:span><text:span text:style-name="T7">: “m” </text:span>was entered before (ignore case)</text:p>
            <text:p text:style-name="P4"><text:span text:style-name="T4">q</text:span><text:span text:style-name="T5">4</text:span><text:span text:style-name="T6"> </text:span><text:span text:style-name="T8">: “w” </text:span><text:span text:style-name="T4">∨</text:span><text:span text:style-name="T9"> “up” </text:span><text:span text:style-name="T4">∨</text:span><text:span text:style-name="T9"> “s” </text:span><text:span text:style-name="T4">∨</text:span><text:span text:style-name="T9"> “down” </text:span><text:span text:style-name="T4">∨</text:span><text:span text:style-name="T9"> “a” </text:span><text:span text:style-name="T4">∨</text:span><text:span text:style-name="T9"> “left” </text:span><text:span text:style-name="T4">∨</text:span><text:span text:style-name="T9"> “d” </text:span><text:span text:style-name="T4">∨</text:span><text:span text:style-name="T9"> “right”</text:span><text:span text:style-name="T7"> </text:span>was entered before (ignore case)</text:p>
            <text:p text:style-name="P4"><text:span text:style-name="T1">q</text:span><text:span text:style-name="T2">5</text:span><text:span text:style-name="T3"> </text:span><text:span text:style-name="T10">: accept state</text:span></text:p>
          </draw:text-box>
        </draw:frame>
        <draw:frame draw:style-name="gr11" draw:text-style-name="P5" draw:layer="layout" svg:width="9.703cm" svg:height="1.699cm" svg:x="1cm" svg:y="6.55cm">
          <draw:text-box>
            <text:p>Language</text:p>
            <text:p><text:span text:style-name="T1">L=</text:span><text:span text:style-name="T11">{</text:span><text:span text:style-name="T1">w ∈ </text:span><text:span text:style-name="T11">{</text:span><text:span text:style-name="T1">0,1</text:span><text:span text:style-name="T11">}</text:span><text:span text:style-name="T1"> | w </text:span><text:span text:style-name="T11"><text:s/>ends in </text:span><text:span text:style-name="T1"><text:s/>11111</text:span><text:span text:style-name="T11">}</text:span><text:span text:style-name="T12"> </text:span></text:p>
          </draw:text-box>
        </draw:frame>
        <draw:connector draw:style-name="gr12" draw:text-style-name="P3" draw:layer="layout" svg:x1="26.902cm" svg:y1="12.442cm" svg:x2="26.901cm" svg:y2="16.458cm" draw:start-shape="id4" draw:start-glue-point="8" draw:end-shape="id6" draw:end-glue-point="4" svg:d="M26902 12442v1977h-1v2039" svg:viewBox="0 0 2 4017">
          <text:p text:style-name="P1"><text:s text:c="3"/>1</text:p>
        </draw:connector>
        <draw:connector draw:style-name="gr13" draw:text-style-name="P3" draw:layer="layout" svg:x1="12.43cm" svg:y1="9.255cm" svg:x2="5.445cm" svg:y2="9.255cm" draw:start-shape="id1" draw:start-glue-point="4" draw:end-shape="id5" draw:end-glue-point="4" svg:d="M12430 9255v-502h-6985v502" svg:viewBox="0 0 6986 503">
          <text:p text:style-name="P1">0</text:p>
        </draw:connector>
        <draw:connector draw:style-name="gr14" draw:text-style-name="P3" draw:layer="layout" svg:x1="17.2cm" svg:y1="9.255cm" svg:x2="5.445cm" svg:y2="9.255cm" draw:start-shape="id2" draw:start-glue-point="4" draw:end-shape="id5" draw:end-glue-point="4" svg:d="M17200 9255v-502h-11755v502" svg:viewBox="0 0 11756 503">
          <text:p/>
        </draw:connector>
        <draw:connector draw:style-name="gr15" draw:text-style-name="P3" draw:layer="layout" svg:x1="21.963cm" svg:y1="9.255cm" svg:x2="5.445cm" svg:y2="9.255cm" draw:start-shape="id3" draw:start-glue-point="4" draw:end-shape="id5" draw:end-glue-point="4" svg:d="M21963 9255v-502h-16518v502" svg:viewBox="0 0 16519 503">
          <text:p/>
        </draw:connector>
        <draw:connector draw:style-name="gr16" draw:text-style-name="P3" draw:layer="layout" svg:x1="26.902cm" svg:y1="9.267cm" svg:x2="5.444cm" svg:y2="9.255cm" draw:start-shape="id4" draw:start-glue-point="4" draw:end-shape="id5" svg:d="M26902 9267v-514h-21458v502" svg:viewBox="0 0 21459 515">
          <text:p/>
        </draw:connector>
        <draw:connector draw:style-name="gr17" draw:text-style-name="P3" draw:layer="layout" svg:x1="6.567cm" svg:y1="11.965cm" svg:x2="4.322cm" svg:y2="11.965cm" draw:start-shape="id5" draw:start-glue-point="9" draw:end-shape="id5" draw:end-glue-point="7" svg:d="M6567 11965v966h-2245v-966" svg:viewBox="0 0 2246 967">
          <text:p text:style-name="P1"/>
          <text:p text:style-name="P1"/>
          <text:p text:style-name="P1"/>
          <text:p text:style-name="P1">0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5983b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6.2$Linux_X86_64 LibreOffice_project/50$Build-2</meta:generator>
    <dc:date>2023-09-21T14:25:30.586582965</dc:date>
    <dc:creator>Leopold Meinel</dc:creator>
    <meta:editing-duration>PT2H29M52S</meta:editing-duration>
    <meta:editing-cycles>17</meta:editing-cycles>
    <meta:document-statistic meta:object-count="21"/>
  </office:meta>
</office:document-meta>
</file>